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roid Sans Mono" svg:font-family="'Droid Sans Mono', monospace, monospace, Menlo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  <style:font-face style:name="system-ui" svg:font-family="system-ui, Ubuntu, 'Droid Sans', sans-serif"/>
  </office:font-face-decls>
  <office:automatic-styles>
    <style:style style:name="P1" style:family="paragraph" style:parent-style-name="Standard">
      <style:text-properties fo:color="#000000" loext:opacity="100%"/>
    </style:style>
    <style:style style:name="P2" style:family="paragraph" style:parent-style-name="Standard">
      <style:text-properties fo:color="#000000" loext:opacity="100%" officeooo:paragraph-rsid="000841f1"/>
    </style:style>
    <style:style style:name="P3" style:family="paragraph" style:parent-style-name="Standard">
      <style:text-properties fo:color="#000000" loext:opacity="100%" officeooo:rsid="000cb99e" officeooo:paragraph-rsid="000cb99e"/>
    </style:style>
    <style:style style:name="P4" style:family="paragraph" style:parent-style-name="Standard">
      <style:text-properties officeooo:paragraph-rsid="0008802b"/>
    </style:style>
    <style:style style:name="P5" style:family="paragraph" style:parent-style-name="Standard">
      <style:text-properties officeooo:rsid="000cb99e" officeooo:paragraph-rsid="000cb99e"/>
    </style:style>
    <style:style style:name="P6" style:family="paragraph" style:parent-style-name="Standard">
      <style:text-properties fo:font-variant="normal" fo:text-transform="none" fo:color="#000000" loext:opacity="100%" style:font-name="system-ui" fo:font-size="9pt" fo:letter-spacing="normal" fo:font-style="normal" fo:font-weight="normal" officeooo:rsid="00067576"/>
    </style:style>
    <style:style style:name="P7" style:family="paragraph" style:parent-style-name="Standard">
      <style:text-properties fo:font-variant="normal" fo:text-transform="none" fo:color="#000000" loext:opacity="100%" style:font-name="system-ui" fo:font-size="9pt" fo:letter-spacing="normal" fo:font-style="normal" fo:font-weight="normal" officeooo:rsid="00067576" officeooo:paragraph-rsid="000841f1"/>
    </style:style>
    <style:style style:name="P8" style:family="paragraph" style:parent-style-name="Standard">
      <style:text-properties fo:font-variant="normal" fo:text-transform="none" fo:color="#000000" loext:opacity="100%" style:font-name="system-ui" fo:font-size="9pt" fo:letter-spacing="normal" fo:font-style="normal" fo:font-weight="normal" officeooo:rsid="000841f1" officeooo:paragraph-rsid="000841f1"/>
    </style:style>
    <style:style style:name="P9" style:family="paragraph" style:parent-style-name="Standard">
      <style:text-properties fo:font-variant="normal" fo:text-transform="none" fo:color="#000000" loext:opacity="100%" style:font-name="system-ui" fo:font-size="9pt" fo:letter-spacing="normal" fo:font-style="normal" fo:font-weight="normal" officeooo:rsid="00095eb4" officeooo:paragraph-rsid="0008802b"/>
    </style:style>
    <style:style style:name="P10" style:family="paragraph" style:parent-style-name="Standard">
      <style:text-properties fo:font-variant="normal" fo:text-transform="none" fo:color="#000000" loext:opacity="100%" style:font-name="system-ui" fo:font-size="9pt" fo:letter-spacing="normal" fo:font-style="normal" fo:font-weight="normal" officeooo:rsid="000a6f7a" officeooo:paragraph-rsid="0008802b"/>
    </style:style>
    <style:style style:name="P11" style:family="paragraph" style:parent-style-name="Standard">
      <style:text-properties fo:font-variant="normal" fo:text-transform="none" fo:color="#000000" loext:opacity="100%" style:font-name="system-ui" fo:font-size="9pt" fo:letter-spacing="normal" fo:font-style="normal" fo:font-weight="normal" officeooo:rsid="000ba606" officeooo:paragraph-rsid="0008802b"/>
    </style:style>
    <style:style style:name="P12" style:family="paragraph" style:parent-style-name="Standard">
      <style:text-properties officeooo:paragraph-rsid="001544bd"/>
    </style:style>
    <style:style style:name="P13" style:family="paragraph" style:parent-style-name="Standard">
      <style:text-properties officeooo:paragraph-rsid="0016d210"/>
    </style:style>
    <style:style style:name="P14" style:family="paragraph" style:parent-style-name="Standard">
      <style:text-properties officeooo:paragraph-rsid="001db623"/>
    </style:style>
    <style:style style:name="P15" style:family="paragraph" style:parent-style-name="Standard">
      <style:paragraph-properties fo:line-height="150%" fo:orphans="1"/>
      <style:text-properties style:font-name="inherit" fo:font-size="9pt" fo:background-color="transparent" loext:padding="0in" loext:border="none"/>
    </style:style>
    <style:style style:name="P16" style:family="paragraph" style:parent-style-name="Text_20_body" style:list-style-name="L1">
      <style:paragraph-properties fo:margin-left="0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style:font-name="system-ui" fo:font-size="9.75pt" fo:letter-spacing="normal" fo:font-style="normal" fo:font-weight="normal" fo:background-color="transparent" loext:padding="0in" loext:border="none"/>
    </style:style>
    <style:style style:name="P17" style:family="paragraph" style:parent-style-name="Text_20_body" style:list-style-name="L2">
      <style:paragraph-properties fo:margin-left="0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style:font-name="system-ui" fo:font-size="9.75pt" fo:letter-spacing="normal" fo:font-style="normal" fo:font-weight="normal" fo:background-color="transparent" loext:padding="0in" loext:border="none"/>
    </style:style>
    <style:style style:name="P18" style:family="paragraph" style:parent-style-name="Text_20_body" style:list-style-name="L3">
      <style:paragraph-properties fo:margin-left="0in" fo:margin-right="0in" fo:margin-top="0.0209in" fo:margin-bottom="0.0209in" style:contextual-spacing="false" fo:line-height="140%" fo:orphans="1" fo:text-indent="0in" style:auto-text-indent="false" fo:padding="0in" fo:border="none"/>
      <style:text-properties fo:font-variant="normal" fo:text-transform="none" style:font-name="system-ui" fo:font-size="9.75pt" fo:letter-spacing="normal" fo:font-style="normal" fo:font-weight="normal" fo:background-color="transparent" loext:padding="0in" loext:border="none"/>
    </style:style>
    <style:style style:name="P19" style:family="paragraph" style:parent-style-name="Text_20_body">
      <style:paragraph-properties fo:margin-top="0in" fo:margin-bottom="0in" style:contextual-spacing="false" fo:line-height="140%" fo:orphans="1"/>
      <style:text-properties fo:font-variant="normal" fo:text-transform="none" style:font-name="system-ui" fo:font-size="9.75pt" fo:letter-spacing="normal" fo:font-style="normal" fo:font-weight="normal" fo:background-color="transparent" loext:padding="0in" loext:border="none"/>
    </style:style>
    <style:style style:name="T1" style:family="text">
      <style:text-properties officeooo:rsid="00067576"/>
    </style:style>
    <style:style style:name="T2" style:family="text">
      <style:text-properties fo:font-variant="normal" fo:text-transform="none" fo:color="#ffffff" loext:opacity="100%" style:font-name="system-ui" fo:font-size="9pt" fo:letter-spacing="normal" fo:font-style="normal" fo:font-weight="normal" officeooo:rsid="001d86e5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style:font-name="system-ui" fo:font-size="9pt" fo:letter-spacing="normal" fo:font-style="normal" fo:font-weight="normal"/>
    </style:style>
    <style:style style:name="T5" style:family="text">
      <style:text-properties fo:font-variant="normal" fo:text-transform="none" style:font-name="system-ui" fo:font-size="9pt" fo:letter-spacing="normal" fo:font-style="normal" fo:font-weight="normal" officeooo:rsid="00067576"/>
    </style:style>
    <style:style style:name="T6" style:family="text">
      <style:text-properties fo:font-variant="normal" fo:text-transform="none" style:font-name="system-ui" fo:font-size="9pt" fo:letter-spacing="normal" fo:font-style="normal" fo:font-weight="normal" officeooo:rsid="000841f1"/>
    </style:style>
    <style:style style:name="T7" style:family="text">
      <style:text-properties fo:font-variant="normal" fo:text-transform="none" style:font-name="system-ui" fo:font-size="9pt" fo:letter-spacing="normal" fo:font-style="normal" fo:font-weight="normal" officeooo:rsid="000ecb39"/>
    </style:style>
    <style:style style:name="T8" style:family="text">
      <style:text-properties fo:font-variant="normal" fo:text-transform="none" style:font-name="system-ui" fo:font-size="9pt" fo:letter-spacing="normal" fo:font-style="normal" fo:font-weight="normal" officeooo:rsid="00108e37"/>
    </style:style>
    <style:style style:name="T9" style:family="text">
      <style:text-properties fo:font-variant="normal" fo:text-transform="none" fo:color="#000000" loext:opacity="100%" style:font-name="system-ui" fo:font-size="9pt" fo:letter-spacing="normal" fo:font-style="normal" fo:font-weight="normal"/>
    </style:style>
    <style:style style:name="T10" style:family="text">
      <style:text-properties fo:font-variant="normal" fo:text-transform="none" fo:color="#000000" loext:opacity="100%" style:font-name="system-ui" fo:font-size="9pt" fo:letter-spacing="normal" fo:font-style="normal" fo:font-weight="normal" officeooo:rsid="000841f1"/>
    </style:style>
    <style:style style:name="T11" style:family="text">
      <style:text-properties fo:font-variant="normal" fo:text-transform="none" fo:color="#000000" loext:opacity="100%" style:font-name="system-ui" fo:font-size="9pt" fo:letter-spacing="normal" fo:font-style="normal" fo:font-weight="normal" officeooo:rsid="0008802b"/>
    </style:style>
    <style:style style:name="T12" style:family="text">
      <style:text-properties fo:font-variant="normal" fo:text-transform="none" fo:color="#000000" loext:opacity="100%" style:font-name="system-ui" fo:font-size="9pt" fo:letter-spacing="normal" fo:font-style="normal" fo:font-weight="normal" officeooo:rsid="00095eb4"/>
    </style:style>
    <style:style style:name="T13" style:family="text">
      <style:text-properties fo:font-variant="normal" fo:text-transform="none" fo:color="#000000" loext:opacity="100%" style:font-name="system-ui" fo:font-size="9pt" fo:letter-spacing="normal" fo:font-style="normal" fo:font-weight="normal" officeooo:rsid="000a6f7a"/>
    </style:style>
    <style:style style:name="T14" style:family="text">
      <style:text-properties fo:font-variant="normal" fo:text-transform="none" fo:color="#000000" loext:opacity="100%" style:font-name="system-ui" fo:font-size="9pt" fo:letter-spacing="normal" fo:font-style="normal" fo:font-weight="normal" officeooo:rsid="000ba606"/>
    </style:style>
    <style:style style:name="T15" style:family="text">
      <style:text-properties fo:font-variant="normal" fo:text-transform="none" fo:color="#000000" loext:opacity="100%" style:font-name="system-ui" fo:font-size="9pt" fo:letter-spacing="normal" fo:font-style="normal" fo:font-weight="normal" officeooo:rsid="000e6827"/>
    </style:style>
    <style:style style:name="T16" style:family="text">
      <style:text-properties fo:font-variant="normal" fo:text-transform="none" fo:color="#000000" loext:opacity="100%" style:font-name="system-ui" fo:font-size="9pt" fo:letter-spacing="normal" fo:font-style="normal" fo:font-weight="normal" officeooo:rsid="000ecb39"/>
    </style:style>
    <style:style style:name="T17" style:family="text">
      <style:text-properties fo:font-variant="normal" fo:text-transform="none" fo:color="#000000" loext:opacity="100%" style:font-name="system-ui" fo:font-size="9pt" fo:letter-spacing="normal" fo:font-style="normal" fo:font-weight="normal" officeooo:rsid="0011e1d6"/>
    </style:style>
    <style:style style:name="T18" style:family="text">
      <style:text-properties fo:font-variant="normal" fo:text-transform="none" fo:color="#000000" loext:opacity="100%" style:font-name="system-ui" fo:font-size="9pt" fo:letter-spacing="normal" fo:font-style="normal" fo:font-weight="normal" officeooo:rsid="00133222"/>
    </style:style>
    <style:style style:name="T19" style:family="text">
      <style:text-properties fo:font-variant="normal" fo:text-transform="none" fo:color="#000000" loext:opacity="100%" style:font-name="system-ui" fo:font-size="9pt" fo:letter-spacing="normal" fo:font-style="normal" fo:font-weight="normal" officeooo:rsid="00146cf4"/>
    </style:style>
    <style:style style:name="T20" style:family="text">
      <style:text-properties fo:font-variant="normal" fo:text-transform="none" fo:color="#000000" loext:opacity="100%" style:font-name="system-ui" fo:font-size="9pt" fo:letter-spacing="normal" fo:font-style="normal" fo:font-weight="normal" officeooo:rsid="0014c25f"/>
    </style:style>
    <style:style style:name="T21" style:family="text">
      <style:text-properties fo:font-variant="normal" fo:text-transform="none" fo:color="#000000" loext:opacity="100%" style:font-name="system-ui" fo:font-size="9pt" fo:letter-spacing="normal" fo:font-style="normal" fo:font-weight="normal" officeooo:rsid="001544bd"/>
    </style:style>
    <style:style style:name="T22" style:family="text">
      <style:text-properties fo:font-variant="normal" fo:text-transform="none" fo:color="#000000" loext:opacity="100%" style:font-name="system-ui" fo:font-size="9pt" fo:letter-spacing="normal" fo:font-style="normal" fo:font-weight="normal" officeooo:rsid="0015af29"/>
    </style:style>
    <style:style style:name="T23" style:family="text">
      <style:text-properties fo:font-variant="normal" fo:text-transform="none" fo:color="#000000" loext:opacity="100%" style:font-name="system-ui" fo:font-size="9pt" fo:letter-spacing="normal" fo:font-style="normal" fo:font-weight="normal" officeooo:rsid="0016d210"/>
    </style:style>
    <style:style style:name="T24" style:family="text">
      <style:text-properties fo:font-variant="normal" fo:text-transform="none" fo:color="#000000" loext:opacity="100%" style:font-name="system-ui" fo:font-size="9pt" fo:letter-spacing="normal" fo:font-style="normal" fo:font-weight="normal" officeooo:rsid="0018c647"/>
    </style:style>
    <style:style style:name="T25" style:family="text">
      <style:text-properties fo:font-variant="normal" fo:text-transform="none" fo:color="#000000" loext:opacity="100%" style:font-name="system-ui" fo:font-size="9pt" fo:letter-spacing="normal" fo:font-style="normal" fo:font-weight="normal" officeooo:rsid="001a2292"/>
    </style:style>
    <style:style style:name="T26" style:family="text">
      <style:text-properties fo:font-variant="normal" fo:text-transform="none" fo:color="#000000" loext:opacity="100%" style:font-name="system-ui" fo:font-size="9pt" fo:letter-spacing="normal" fo:font-style="normal" fo:font-weight="normal" officeooo:rsid="001bda6c"/>
    </style:style>
    <style:style style:name="T27" style:family="text">
      <style:text-properties fo:font-variant="normal" fo:text-transform="none" fo:color="#000000" loext:opacity="100%" style:font-name="system-ui" fo:font-size="9pt" fo:letter-spacing="normal" fo:font-style="normal" fo:font-weight="normal" officeooo:rsid="001d86e5"/>
    </style:style>
    <style:style style:name="T28" style:family="text">
      <style:text-properties fo:font-variant="normal" fo:text-transform="none" fo:color="#000000" loext:opacity="100%" style:font-name="system-ui" fo:font-size="9pt" fo:letter-spacing="normal" fo:font-style="normal" fo:font-weight="normal" officeooo:rsid="001db623"/>
    </style:style>
    <style:style style:name="T29" style:family="text">
      <style:text-properties fo:font-variant="normal" fo:text-transform="none" fo:color="#000000" loext:opacity="100%" style:font-name="system-ui" fo:font-size="9pt" fo:letter-spacing="normal" fo:font-style="normal" fo:font-weight="normal" officeooo:rsid="001e8105"/>
    </style:style>
    <style:style style:name="T30" style:family="text">
      <style:text-properties fo:font-variant="normal" fo:text-transform="none" fo:color="#000000" loext:opacity="100%" style:font-name="system-ui" fo:font-size="9.75pt" fo:letter-spacing="normal" fo:font-style="normal" fo:font-weight="normal" officeooo:rsid="000841f1"/>
    </style:style>
    <style:style style:name="T31" style:family="text">
      <style:text-properties fo:font-variant="normal" fo:text-transform="none" fo:color="#000000" loext:opacity="100%" style:text-position="super 58%" style:font-name="system-ui" fo:font-size="9pt" fo:letter-spacing="normal" fo:font-style="normal" fo:font-weight="normal" officeooo:rsid="0014c25f"/>
    </style:style>
    <style:style style:name="T32" style:family="text">
      <style:text-properties fo:font-weight="bold"/>
    </style:style>
    <style:style style:name="T33" style:family="text">
      <style:text-properties style:font-name="Droid Sans Mono"/>
    </style:style>
    <style:style style:name="T34" style:family="text">
      <style:text-properties style:font-name="Droid Sans Mono" fo:font-weight="bold"/>
    </style:style>
    <style:style style:name="T35" style:family="text">
      <style:text-properties style:font-name="Droid Sans Mono" fo:background-color="transparent" loext:char-shading-value="0" loext:padding="0in" loext:border="none"/>
    </style:style>
    <style:style style:name="T36" style:family="text">
      <style:text-properties fo:background-color="transparent" loext:char-shading-value="0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ll 1:<text:line-break/></text:span><text:span text:style-name="T3">Ok, good, now all is working.</text:span><text:line-break/><text:span text:style-name="T3">Now please verify that cursor is opened in /Lev/CursorExperiments_step2.</text:span><text:line-break/><text:span text:style-name="T3">I expect you to create NestJs project there. Please take CursorExperiments_step2 folder as root folder of that project and CursorExperiments_step2 as name.</text:span><text:line-break/><text:span text:style-name="T3">What expected to be done:</text:span><text:line-break/><text:span text:style-name="T3">1) Initialization of DB. The db for that project will be used the one we created just now. So please create migrations:</text:span><text:line-break/><text:span text:style-name="T3">1.1 Create database named CursorExperiments_step2</text:span><text:line-break/><text:span text:style-name="T3">1.2 Create tables in it. Schema should match next TypeScript-like interfaces.</text:span><text:line-break/><text:span text:style-name="T3">interface Geo {</text:span><text:line-break/><text:span text:style-name="T3">lat: string;</text:span><text:line-break/><text:span text:style-name="T3">lng: string;</text:span><text:line-break/><text:span text:style-name="T3">}</text:span><text:line-break/><text:line-break/><text:span text:style-name="T3">interface Address {</text:span><text:line-break/><text:span text:style-name="T3">street: string;</text:span><text:line-break/><text:span text:style-name="T3">suite: string;</text:span><text:line-break/><text:span text:style-name="T3">city: string;</text:span><text:line-break/><text:span text:style-name="T3">zipcode: string;</text:span><text:line-break/><text:span text:style-name="T3">geo: Geo;</text:span><text:line-break/><text:span text:style-name="T3">}</text:span><text:line-break/><text:line-break/><text:span text:style-name="T3">interface Company {</text:span><text:line-break/><text:span text:style-name="T3">name: string;</text:span><text:line-break/><text:span text:style-name="T3">catchPhrase: string;</text:span><text:line-break/><text:span text:style-name="T3">bs: string;</text:span><text:line-break/><text:span text:style-name="T3">}</text:span><text:line-break/><text:line-break/><text:span text:style-name="T3">interface User {</text:span><text:line-break/><text:span text:style-name="T3">id: number;</text:span><text:line-break/><text:span text:style-name="T3">name: string;</text:span><text:line-break/><text:span text:style-name="T3">username: string;</text:span><text:line-break/><text:span text:style-name="T3">email: string;</text:span><text:line-break/><text:span text:style-name="T3">address: Address;</text:span><text:line-break/><text:span text:style-name="T3">phone: string;</text:span><text:line-break/><text:span text:style-name="T3">website: string;</text:span><text:line-break/><text:span text:style-name="T3">company: Company;</text:span><text:line-break/><text:span text:style-name="T3">}</text:span><text:line-break/><text:line-break/><text:span text:style-name="T3">I expect in result to have 4 tables, like separate table for each interface provided. As you see, some of them are related. For example Address have a "geo" attribute, whose type is Geo. That mean that "address" table should have geo_id column with id from "geo" table. I expect you to do the same for other cases.</text:span><text:line-break/><text:line-break/><text:span text:style-name="T3">2) Create 4 modules in the NestJs project.</text:span><text:line-break/><text:span text:style-name="T3">Each module will be related to each interface I provided to you. Each module should contain repository.ts file, service.ts file, controller.ts file. For now just declare classes named in a same way as the files they situated.</text:span><text:line-break/><text:line-break/><text:line-break/>-→&gt; <text:span text:style-name="T1">result – some basic implementation of required.<text:line-break/><text:line-break/>Call 2:<text:line-break/></text:span><text:span text:style-name="T4">For the code present, we get this error: ``` Cannot find module './user.entity' or its corresponding type declarations. ``` How can I resolve this? If you propose a fix, please make it concise.<text:line-break/><text:line-break/>-→&gt; </text:span><text:span text:style-name="T5">result – fix of tsconfig</text:span></text:p>
      <text:p text:style-name="P6"/>
      <text:p text:style-name="P7"/>
      <text:p text:style-name="P2"><text:soft-page-break/><text:span text:style-name="T5">C</text:span><text:span text:style-name="T6">all 3:<text:line-break/></text:span><text:span text:style-name="T4">Nice.<text:line-break/>For now I want you to:<text:line-break/>1) Create migrations for the entities you created - address, company, geo, user.<text:line-break/>2) Implement JWT authentication for user. For that expected:<text:line-break/>2.1 - Create authentication table, which will store name, email, and password_hash. Name that table authentication.<text:line-break/>2.2 - Create separate module for that new entity with same structure as for previous.<text:line-break/><text:line-break/>-→&gt; </text:span><text:span text:style-name="T6">result – create of migration, some implementation of JWT authentication</text:span></text:p>
      <text:p text:style-name="P8"/>
      <text:p text:style-name="P4"><text:span text:style-name="T11">[part of response from Cursor]</text:span><text:span text:style-name="T10">...</text:span><text:span text:style-name="T30">Would you</text:span><text:span text:style-name="T10"> </text:span><text:span text:style-name="T30">like</text:span><text:span text:style-name="T10"> </text:span><text:span text:style-name="T30">to</text:span><text:span text:style-name="T10"> </text:span><text:span text:style-name="T30">proceed</text:span><text:span text:style-name="T10"> </text:span><text:span text:style-name="T30">with implementing the</text:span><text:span text:style-name="T10"> </text:span><text:span text:style-name="T30">JWT</text:span><text:span text:style-name="T10"> </text:span><text:span text:style-name="T30">strategy</text:span><text:span text:style-name="T10"> </text:span><text:span text:style-name="T30">and</text:span><text:span text:style-name="T10"> </text:span><text:span text:style-name="T30">guards, or do you</text:span><text:span text:style-name="T10"> </text:span><text:span text:style-name="T30">want</text:span><text:span text:style-name="T10"> </text:span><text:span text:style-name="T30">to</text:span><text:span text:style-name="T10"> </text:span><text:span text:style-name="T30">run</text:span><text:span text:style-name="T10"> </text:span><text:span text:style-name="T30">the</text:span><text:span text:style-name="T10"> </text:span><text:span text:style-name="T30">migration</text:span><text:span text:style-name="T10"> </text:span><text:span text:style-name="T30">first?</text:span><text:span text:style-name="T10"><text:line-break/></text:span></text:p>
      <text:p text:style-name="P4"><text:span text:style-name="T11">Call 4:</text:span><text:span text:style-name="T10"><text:line-break/>Migrations were run, som let's proceed.<text:line-break/>Yes, please proceed with JWT strategy and guards. As for now there are no endpoints for guard attach, let it be - we'll use it in future.<text:line-break/><text:line-break/></text:span><text:span text:style-name="T12">-→&gt; some auth check was implemented<text:line-break/><text:line-break/>Call 5:<text:line-break/><text:line-break/>Let's a bit reorganize the folders.<text:line-break/>Please create folder modules in src and move all folders from src except migrations and entities to it.<text:line-break/>Then create folder database in src and move migrations and entities folders to it.</text:span></text:p>
      <text:p text:style-name="P9"/>
      <text:p text:style-name="P4"><text:span text:style-name="T12"><text:s/>-→&gt; </text:span><text:span text:style-name="T13">some regrouping<text:line-break/><text:line-break/>Call 6:<text:line-break/><text:line-break/>Thanks.<text:line-break/>Now let's return to other modules except authentication.<text:line-break/>I want you to create list of endpoints for each module:<text:line-break/>0) create module common. There you can store all stuff, that can be reused in multiple modules.<text:line-break/>1) read list - expect you to create common idea of pagination there.<text:line-break/>Also please add a support of "includes" query param. For example entity Geo have address attribute, which is relation to Address entity. If includes (array of strings) includes 'address' string - instead of addressId in response please return address object.<text:line-break/>2) read one - in that case all relatives should be returned without "includes"<text:line-break/>3) create - creation<text:line-break/>4) update<text:line-break/>5) delete.<text:line-break/><text:line-break/>For create / update / delete please attach auth guard.</text:span></text:p>
      <text:p text:style-name="P10"/>
      <text:p text:style-name="P4"><text:span text:style-name="T13">-→&gt; </text:span><text:span text:style-name="T14">for that call some base module was implemented, made to be able to reuse it in other cases.</text:span></text:p>
      <text:p text:style-name="P11"/>
      <text:p text:style-name="P5"><text:span text:style-name="T14">C</text:span><text:span text:style-name="T9">all 7-</text:span><text:span text:style-name="T15">10</text:span><text:span text:style-name="T9">: some error handling<text:line-break/><text:line-break/>Call </text:span><text:span text:style-name="T15">11</text:span><text:span text:style-name="T9">: </text:span></text:p>
      <text:p text:style-name="P3"><text:span text:style-name="T4">Let's proceed with geo.repository.ts.<text:line-break/>Please add all necessary methods in it. Check which methods are required in GeoService.<text:line-break/>Do not forget to implement support of "relations" attribute. It means, that mentioned child attribute should be collected from the necessary table, not just provided as {attribute}Id.<text:line-break/><text:line-break/>-→&gt; </text:span><text:span text:style-name="T7">creation of some base.repository.ts<text:line-break/><text:line-break/>Call 12-</text:span><text:span text:style-name="T8">13</text:span><text:span text:style-name="T7">: some error fix</text:span></text:p>
      <text:p text:style-name="P12"><text:span text:style-name="T16"><text:line-break/></text:span><text:span text:style-name="T17">Call 14: Now, as geo module is good, please add same support in address, company and geo modules.<text:line-break/><text:line-break/>→ filled some logic for other modules<text:line-break/><text:line-break/></text:span><text:soft-page-break/><text:span text:style-name="T17">Call 15: I tried to start the project and found error:<text:line-break/>Nest can't resolve dependencies of the GeoController (GeoService, ?). Please make sure that the argument CommonService at index [1] is available in the GeoModule context.<text:line-break/>Looks like all common entities should be added in .module.ts files for each of modules. Please do that.<text:line-break/><text:line-break/><text:line-break/></text:span><text:span text:style-name="T18">Call 16: Could you please add a swagger description for all endpoints in the project?<text:line-break/><text:line-break/></text:span><text:span text:style-name="T19">Call 17: Let's proceed with the project.<text:line-break/>Could you please create migrations for the tables, used in that project. For now only for 'authentication" table the migration was created, as I see. Please add other.<text:line-break/><text:line-break/></text:span><text:span text:style-name="T20">{some problems with migrations}<text:line-break/><text:line-break/>Call 18 (not in fact 18</text:span><text:span text:style-name="T31">th</text:span><text:span text:style-name="T20">, but let proceed as it 18</text:span><text:span text:style-name="T31">th</text:span><text:span text:style-name="T20">): I cleaned db manually again.<text:line-break/>Let's do next:<text:line-break/>Please rewrite the migrations and create separate migration for each table, as they are related. That will help to rollback the migrations if required and if they block each other - that means that their order should be changed - that should be easier than edit the one migration.<text:line-break/></text:span></text:p>
      <text:p text:style-name="P12"><text:span text:style-name="T20">-→&gt; </text:span><text:span text:style-name="T21">Cursor created migrations and asked to run them.</text:span></text:p>
      <text:p text:style-name="P12"><text:span text:style-name="T20"><text:line-break/></text:span><text:span text:style-name="T21">Call 19: <text:s/>Yes. But please delete old migrations first, then let's run them.<text:line-break/><text:line-break/>-→&gt; </text:span><text:span text:style-name="T22">good<text:line-break/><text:line-break/>Call 20: Now let's do some basic fill of those tables. I want to have some valid data in db.<text:line-break/>Please create a migration, which will create some rows in each table, except authentication table.</text:span></text:p>
      <text:p text:style-name="P12"><text:span text:style-name="T22"/></text:p>
      <text:p text:style-name="P13"><text:span text:style-name="T22">-→&gt; </text:span><text:span text:style-name="T23">All good, migration created, after migration run – some data applied<text:line-break/><text:line-break/>Call 21:Good.<text:line-break/>Now let's go with testing:<text:line-break/>Please find "tests" folder. Here will be tests for each of modules.<text:line-break/>There create folder named "geo". And in it please create file get.e2e-spec.ts.<text:line-break/>In that file please implement e2e tests for the geo module. I expect you to create next tests:<text:line-break/>1) create of geo item<text:line-break/>2) get list - to check that created item is in list with some other (if they exist)<text:line-break/>3) get by id for new item<text:line-break/>4) update of geo item<text:line-break/>5) get by id to verify that item was updated<text:line-break/>6) delete by id<text:line-break/>7) get list to check that item was successfully deleted.</text:span></text:p>
      <text:p text:style-name="P13"><text:span text:style-name="T23"/></text:p>
      <text:p text:style-name="P14"><text:span text:style-name="T23">→ some tests were created, but on run they were not performed</text:span><text:span text:style-name="T22"><text:line-break/><text:line-break/></text:span><text:span text:style-name="T23">Call 22: I run tests and found that only app.e2e-spec.ts test file is calling. Please update jest setting to make both of currently existing files run on test call.<text:line-break/><text:line-break/>-→&gt; </text:span><text:span text:style-name="T24">some fix, offered to try</text:span><text:span text:style-name="T23"><text:line-break/><text:line-break/></text:span><text:span text:style-name="T24">Call23: Yes, let's try - on manual call I still see only default test file executed.<text:line-break/><text:line-break/>-→&gt; called, but looks like some package.json update required.<text:line-break/>Also some errors in new test file happened.<text:line-break/><text:line-break/>Call 24: Yes. In my case looks like I run command npm run test, which I expect to call all possible test.<text:line-break/>So, let's do next:<text:line-break/>1) update package.json to make sure that "test" command will call all currently implemented tests. As for now we have only e2e looks like it should be same to "test:e2e" command, but maybe you can make it more common.<text:line-break/>2) Yes, please investigate and fix the tests for geo. Also please rename file from get.e2e-spec.ts to geo.e2e-spec.ts, looks like I made a typo.<text:line-break/><text:line-break/></text:span><text:soft-page-break/><text:span text:style-name="T24">Call 25-27: some work on error fix → I offered Cursor to run tests and then check issues<text:line-break/></text:span><text:span text:style-name="T25">Cursor thougth that this is db issues, but in fact he lost in his code…<text:line-break/><text:line-break/></text:span><text:span text:style-name="T26">Then a wide list of calls for each tests file, it’s fix and etc, and etc<text:line-break/><text:line-break/></text:span><text:span text:style-name="T27">very-very big list of calls</text:span><text:span text:style-name="T26"><text:line-break/><text:line-break/><text:line-break/></text:span><text:span text:style-name="T27">Call X + 0: <text:line-break/>All is good.<text:line-break/>Now let create support of that app in docker container.<text:line-break/>What is expected:<text:line-break/>1) Create a Dockerfile<text:line-break/>2) Create docker-compose.yml file<text:line-break/>What is expected:<text:line-break/>I want to be able to start application in docker with it's own database. And for database all migrations should be run. Could you please do that.<text:line-break/><text:line-break/>-→&gt; </text:span><text:span text:style-name="T28">some work performed<text:line-break/><text:line-break/></text:span><text:span text:style-name="T36">The error is due to a dependency conflict between </text:span><text:span text:style-name="T35">@nestjs/swagger</text:span><text:span text:style-name="T36"> and </text:span><text:span text:style-name="T35">@nestjs/common</text:span><text:span text:style-name="T36">. Specifically, </text:span><text:span text:style-name="T35">@nestjs/swagger@11.2.0</text:span><text:span text:style-name="T36"> requires </text:span><text:span text:style-name="T35">@nestjs/common@^11.0.1</text:span><text:span text:style-name="T36">, but your project is using </text:span><text:span text:style-name="T35">@nestjs/common@10.4.18</text:span><text:span text:style-name="T36">.To resolve this, you can either:</text:span></text:p>
      <text:section text:style-name="Sect1" text:name="bubble-f6027741b575">
        <text:list xml:id="list3641951388" text:style-name="L1">
          <text:list-item text:start-value="1">
            <text:p text:style-name="P16"><text:span text:style-name="T32">Downgrade </text:span><text:span text:style-name="T34">@nestjs/swagger</text:span> to a version compatible with <text:span text:style-name="T33">@nestjs/common@10.4.18</text:span>.</text:p>
          </text:list-item>
        </text:list>
        <text:list xml:id="list2589675059" text:style-name="L2">
          <text:list-item text:start-value="2">
            <text:p text:style-name="P17"><text:span text:style-name="T32">Upgrade </text:span><text:span text:style-name="T34">@nestjs/common</text:span> to version 11.x.</text:p>
          </text:list-item>
        </text:list>
        <text:list xml:id="list1251760047" text:style-name="L3">
          <text:list-item text:start-value="3">
            <text:p text:style-name="P18"><text:span text:style-name="T32">Use </text:span><text:span text:style-name="T34">--legacy-peer-deps</text:span> to bypass the conflict (not recommended for production).</text:p>
          </text:list-item>
        </text:list>
        <text:p text:style-name="P19">I recommend option 1 or 2. Would you like me to proceed with downgrading <text:span text:style-name="T33">@nestjs/swagger</text:span> to a compatible version?</text:p>
      </text:section>
      <text:section text:style-name="Sect1" text:name="bubble-e83ab8afe607">
        <text:p text:style-name="P15"/>
      </text:section>
      <text:p text:style-name="P14"><text:span text:style-name="T28"><text:line-break/>Call X + 1:<text:line-break/>Let's do 1, please do that.<text:line-break/><text:line-break/><text:line-break/></text:span><text:span text:style-name="T29">During docker setup:<text:line-break/>too many errors, uninstallable packages</text:span><text:span text:style-name="T27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roid Sans Mono" svg:font-family="'Droid Sans Mono', monospace, monospace, Menlo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byssinica SIL" fo:font-family="'Abyssinica SIL'" style:font-pitch="variable" fo:font-size="9pt" style:font-size-asian="9pt" style:font-size-complex="9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7:23:11.448019178</meta:creation-date>
    <meta:generator>LibreOffice/7.3.7.2$Linux_X86_64 LibreOffice_project/30$Build-2</meta:generator>
    <dc:date>2025-06-05T19:16:41.401906102</dc:date>
    <meta:editing-duration>PT2H18M48S</meta:editing-duration>
    <meta:editing-cycles>20</meta:editing-cycles>
    <meta:document-statistic meta:table-count="0" meta:image-count="0" meta:object-count="0" meta:page-count="4" meta:paragraph-count="18" meta:word-count="1426" meta:character-count="8447" meta:non-whitespace-character-count="6986"/>
  </office:meta>
</office:document-meta>
</file>